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0c0c0" draw:fill="solid" draw:fill-color="#ffffff" draw:textarea-horizontal-align="right" draw:textarea-vertical-align="top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draw:stroke="dash" draw:stroke-dash="Ultrafine_20_Dashed" svg:stroke-color="#c0c0c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svg:stroke-color="#c0c0c0" draw:marker-end="Arrow" draw:marker-end-width="0.3cm" draw:fill="none" draw:fill-color="#ffffff" draw:textarea-vertical-align="middle"/>
    </style:style>
    <style:style style:name="gr6" style:family="graphic" style:parent-style-name="objectwithoutfill">
      <style:graphic-properties svg:stroke-color="#c0c0c0" draw:marker-end="Arrow" draw:marker-end-width="0.3cm" draw:fill="none" draw:fill-color="#ffffff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Ultrafine_20_Dashed" svg:stroke-color="#c0c0c0" draw:fill="solid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fill="none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08cm"/>
    </style:style>
    <style:style style:name="gr12" style:family="graphic" style:parent-style-name="standard">
      <style:graphic-properties draw:stroke="none" svg:stroke-color="#000000" draw:fill="none" draw:fill-color="#ffffff" fo:min-height="1.524cm"/>
    </style:style>
    <style:style style:name="gr13" style:family="graphic" style:parent-style-name="standard">
      <style:graphic-properties draw:stroke="none" svg:stroke-color="#000000" draw:fill="none" draw:fill-color="#ffffff" fo:min-height="0.889cm"/>
    </style:style>
    <style:style style:name="gr14" style:family="graphic" style:parent-style-name="standard">
      <style:graphic-properties draw:stroke="none" svg:stroke-color="#000000" draw:fill="none" draw:fill-color="#ffffff" fo:min-height="1.651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355e00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cccccc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color="#ff0000" fo:font-size="12pt" style:font-size-asian="12pt" style:font-size-complex="12pt"/>
    </style:style>
    <style:style style:name="T1" style:family="text">
      <style:text-properties fo:color="#355e00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ccccc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287cm" svg:height="9.144cm" svg:x="1.508cm" svg:y="3.032cm">
          <text:p text:style-name="P1"><text:span text:style-name="T1">Data 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287cm" svg:height="1.524cm" svg:x="1.508cm" svg:y="1.254cm">
          <text:p text:style-name="P1"><text:span text:style-name="T1">Content 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016cm" svg:height="0.889cm" svg:x="3.794cm" svg:y="1.562cm">
          <text:p text:style-name="P3">P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.016cm" svg:height="0.889cm" svg:x="1.762cm" svg:y="4.321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.016cm" svg:height="0.889cm" svg:x="3.794cm" svg:y="4.321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.016cm" svg:height="0.889cm" svg:x="5.953cm" svg:y="4.321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1.016cm" svg:height="0.889cm" svg:x="1.762cm" svg:y="6.099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1.016cm" svg:height="0.889cm" svg:x="1.762cm" svg:y="7.87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1.016cm" svg:height="0.889cm" svg:x="3.794cm" svg:y="6.08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.016cm" svg:height="0.889cm" svg:x="5.953cm" svg:y="6.08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1.016cm" svg:height="0.889cm" svg:x="5.953cm" svg:y="7.663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1.016cm" svg:height="0.889cm" svg:x="5.953cm" svg:y="9.333cm">
          <text:p text:style-name="P3">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302cm" svg:y1="2.451cm" svg:x2="4.302cm" svg:y2="4.321cm" draw:start-shape="id1" draw:start-glue-point="2" draw:end-shape="id2" draw:end-glue-point="0" svg:d="m4302 2451v1870" svg:viewBox="0 0 1 1871">
          <text:p/>
        </draw:connector>
        <draw:connector draw:style-name="gr3" draw:text-style-name="P3" draw:layer="layout" svg:x1="4.302cm" svg:y1="2.451cm" svg:x2="2.27cm" svg:y2="4.321cm" draw:start-shape="id1" draw:start-glue-point="2" draw:end-shape="id3" draw:end-glue-point="0" svg:d="m4302 2451v934h-2032v936" svg:viewBox="0 0 2033 1871">
          <text:p/>
        </draw:connector>
        <draw:connector draw:style-name="gr3" draw:text-style-name="P3" draw:layer="layout" svg:x1="4.302cm" svg:y1="2.451cm" svg:x2="6.461cm" svg:y2="4.321cm" draw:start-shape="id1" draw:start-glue-point="2" draw:end-shape="id4" draw:end-glue-point="0" svg:d="m4302 2451v934h2159v936" svg:viewBox="0 0 2160 1871">
          <text:p/>
        </draw:connector>
        <draw:connector draw:style-name="gr3" draw:text-style-name="P3" draw:layer="layout" svg:x1="2.27cm" svg:y1="5.21cm" svg:x2="2.27cm" svg:y2="6.099cm" draw:start-shape="id3" draw:start-glue-point="2" draw:end-shape="id5" draw:end-glue-point="0" svg:d="m2270 5210v889" svg:viewBox="0 0 1 890">
          <text:p/>
        </draw:connector>
        <draw:connector draw:style-name="gr3" draw:text-style-name="P3" draw:layer="layout" svg:x1="2.27cm" svg:y1="6.988cm" svg:x2="2.27cm" svg:y2="7.877cm" draw:start-shape="id5" draw:start-glue-point="2" draw:end-shape="id6" draw:end-glue-point="0" svg:d="m2270 6988v889" svg:viewBox="0 0 1 890">
          <text:p/>
        </draw:connector>
        <draw:connector draw:style-name="gr3" draw:text-style-name="P3" draw:layer="layout" svg:x1="4.302cm" svg:y1="5.21cm" svg:x2="4.302cm" svg:y2="6.08cm" draw:start-shape="id2" draw:start-glue-point="2" draw:end-shape="id7" draw:end-glue-point="0" svg:d="m4302 5210v870" svg:viewBox="0 0 1 871">
          <text:p/>
        </draw:connector>
        <draw:connector draw:style-name="gr3" draw:text-style-name="P3" draw:layer="layout" svg:x1="6.461cm" svg:y1="5.21cm" svg:x2="6.461cm" svg:y2="6.08cm" draw:start-shape="id4" draw:start-glue-point="2" draw:end-shape="id8" draw:end-glue-point="0" svg:d="m6461 5210v870" svg:viewBox="0 0 1 871">
          <text:p/>
        </draw:connector>
        <draw:connector draw:style-name="gr3" draw:text-style-name="P3" draw:layer="layout" svg:x1="6.461cm" svg:y1="6.969cm" svg:x2="6.461cm" svg:y2="7.663cm" draw:start-shape="id8" draw:start-glue-point="2" draw:end-shape="id9" draw:end-glue-point="0" svg:d="m6461 6969v694" svg:viewBox="0 0 1 695">
          <text:p/>
        </draw:connector>
        <draw:connector draw:style-name="gr3" draw:text-style-name="P3" draw:layer="layout" svg:x1="6.461cm" svg:y1="8.552cm" svg:x2="6.461cm" svg:y2="9.333cm" draw:start-shape="id9" draw:start-glue-point="2" draw:end-shape="id10" draw:end-glue-point="0" svg:d="m6461 8552v781" svg:viewBox="0 0 1 782">
          <text:p/>
        </draw:connector>
        <draw:custom-shape draw:style-name="gr2" draw:text-style-name="P3" xml:id="id11" draw:id="id11" draw:layer="layout" svg:width="1.016cm" svg:height="0.889cm" svg:x="8.153cm" svg:y="5.622cm">
          <text:p text:style-name="P3">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969cm" svg:y1="4.765cm" svg:x2="8.661cm" svg:y2="5.622cm" draw:start-shape="id4" draw:start-glue-point="1" draw:end-shape="id11" draw:end-glue-point="0" svg:d="m6969 4765h1692v857" svg:viewBox="0 0 1693 858">
          <text:p/>
        </draw:connector>
        <draw:custom-shape draw:style-name="gr2" draw:text-style-name="P3" xml:id="id12" draw:id="id12" draw:layer="layout" svg:width="1.016cm" svg:height="0.889cm" svg:x="10.253cm" svg:y="5.623cm">
          <text:p text:style-name="P3">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969cm" svg:y1="4.765cm" svg:x2="10.761cm" svg:y2="5.623cm" draw:start-shape="id4" draw:start-glue-point="1" draw:end-shape="id12" draw:end-glue-point="0" svg:d="m6969 4765h3792v858" svg:viewBox="0 0 3793 859">
          <text:p/>
        </draw:connector>
        <draw:custom-shape draw:style-name="gr2" draw:text-style-name="P5" draw:layer="layout" svg:width="3.175cm" svg:height="2.286cm" svg:x="1.762cm" svg:y="9.628cm">
          <text:p text:style-name="P4"><text:span text:style-name="T2">P – Page</text:span><text:span text:style-name="T2"><text:line-break/></text:span><text:span text:style-name="T2">B – Branch</text:span><text:span text:style-name="T2"><text:line-break/></text:span><text:span text:style-name="T2">R – Revision</text:span></text:p>
          <text:p text:style-name="P4"><text:span text:style-name="T2">D – Draf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3" draw:id="id13" draw:layer="layout" svg:width="1.016cm" svg:height="0.889cm" svg:x="5.953cm" svg:y="11.002cm">
          <text:p text:style-name="P3"><text:span text:style-name="T3">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461cm" svg:y1="10.222cm" svg:x2="6.461cm" svg:y2="11.002cm" draw:start-shape="id10" draw:start-glue-point="2" draw:end-shape="id13" draw:end-glue-point="0" svg:d="m6461 10222v780" svg:viewBox="0 0 1 781">
          <text:p/>
        </draw:connector>
        <draw:connector draw:style-name="gr6" draw:text-style-name="P3" draw:layer="layout" svg:x1="10.761cm" svg:y1="6.512cm" svg:x2="6.969cm" svg:y2="11.446cm" draw:start-shape="id12" draw:start-glue-point="2" draw:end-shape="id13" draw:end-glue-point="1" svg:d="m10761 6512v4934h-3792" svg:viewBox="0 0 3793 4935">
          <text:p/>
        </draw:connector>
      </draw:page>
      <draw:page draw:name="page2" draw:style-name="dp1" draw:master-page-name="Default">
        <draw:custom-shape draw:style-name="gr1" draw:text-style-name="P2" draw:layer="layout" svg:width="19.59cm" svg:height="13.589cm" svg:x="1cm" svg:y="2.778cm">
          <text:p text:style-name="P1"><text:span text:style-name="T1">Data 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.59cm" svg:height="1.524cm" svg:x="1cm" svg:y="1cm">
          <text:p text:style-name="P1"><text:span text:style-name="T1">Content 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1.016cm" svg:height="0.889cm" svg:x="6.886cm" svg:y="1.308cm">
          <text:p text:style-name="P3">P</text:p>
          <draw:enhanced-geometry svg:viewBox="0 0 21600 21600" draw:type="rectangle" draw:enhanced-path="M 0 0 L 21600 0 21600 21600 0 21600 0 0 Z N"/>
        </draw:custom-shape>
        <draw:custom-shape draw:style-name="gr2" draw:text-style-name="P3" xml:id="id16" draw:id="id16" draw:layer="layout" svg:width="1.016cm" svg:height="0.889cm" svg:x="1.254cm" svg:y="4.067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1.016cm" svg:height="0.889cm" svg:x="6.886cm" svg:y="4.067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1.016cm" svg:height="0.889cm" svg:x="14.545cm" svg:y="4.067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" draw:text-style-name="P3" xml:id="id18" draw:id="id18" draw:layer="layout" svg:width="1.016cm" svg:height="0.889cm" svg:x="1.254cm" svg:y="5.845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19" draw:id="id19" draw:layer="layout" svg:width="1.016cm" svg:height="0.889cm" svg:x="1.254cm" svg:y="7.623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4" draw:text-style-name="P7" xml:id="id32" draw:id="id32" draw:layer="layout" svg:width="1.016cm" svg:height="0.889cm" svg:x="8.486cm" svg:y="8.126cm">
          <text:p text:style-name="P7"><text:span text:style-name="T4">F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1" draw:id="id21" draw:layer="layout" svg:width="1.016cm" svg:height="0.889cm" svg:x="14.545cm" svg:y="5.826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22" draw:id="id22" draw:layer="layout" svg:width="1.016cm" svg:height="0.889cm" svg:x="14.545cm" svg:y="7.409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23" draw:id="id23" draw:layer="layout" svg:width="1.016cm" svg:height="0.889cm" svg:x="14.545cm" svg:y="9.079cm">
          <text:p text:style-name="P3">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394cm" svg:y1="2.197cm" svg:x2="7.394cm" svg:y2="4.067cm" draw:start-shape="id14" draw:start-glue-point="2" draw:end-shape="id15" draw:end-glue-point="0" svg:d="m7394 2197v1870" svg:viewBox="0 0 1 1871">
          <text:p/>
        </draw:connector>
        <draw:connector draw:style-name="gr3" draw:text-style-name="P3" draw:layer="layout" svg:x1="7.394cm" svg:y1="2.197cm" svg:x2="1.762cm" svg:y2="4.067cm" draw:start-shape="id14" draw:start-glue-point="2" draw:end-shape="id16" draw:end-glue-point="0" svg:d="m7394 2197v934h-5632v936" svg:viewBox="0 0 5633 1871">
          <text:p/>
        </draw:connector>
        <draw:connector draw:style-name="gr3" draw:text-style-name="P3" draw:layer="layout" svg:x1="7.394cm" svg:y1="2.197cm" svg:x2="15.053cm" svg:y2="4.067cm" draw:start-shape="id14" draw:start-glue-point="2" draw:end-shape="id17" draw:end-glue-point="0" svg:d="m7394 2197v934h7659v936" svg:viewBox="0 0 7660 1871">
          <text:p/>
        </draw:connector>
        <draw:connector draw:style-name="gr3" draw:text-style-name="P3" draw:layer="layout" svg:x1="1.762cm" svg:y1="4.956cm" svg:x2="1.762cm" svg:y2="5.845cm" draw:start-shape="id16" draw:start-glue-point="2" draw:end-shape="id18" draw:end-glue-point="0" svg:d="m1762 4956v889" svg:viewBox="0 0 1 890">
          <text:p/>
        </draw:connector>
        <draw:connector draw:style-name="gr3" draw:text-style-name="P3" draw:layer="layout" svg:x1="1.762cm" svg:y1="6.734cm" svg:x2="1.762cm" svg:y2="7.623cm" draw:start-shape="id18" draw:start-glue-point="2" draw:end-shape="id19" draw:end-glue-point="0" svg:d="m1762 6734v889" svg:viewBox="0 0 1 890">
          <text:p/>
        </draw:connector>
        <draw:connector draw:style-name="gr3" draw:text-style-name="P3" draw:layer="layout" draw:line-skew="-0.186cm" svg:x1="7.394cm" svg:y1="4.956cm" svg:x2="9.775cm" svg:y2="6.053cm" draw:start-shape="id15" draw:start-glue-point="2" draw:end-shape="id20" draw:end-glue-point="0" svg:d="m7394 4956v362h2381v735" svg:viewBox="0 0 2382 1098">
          <text:p/>
        </draw:connector>
        <draw:connector draw:style-name="gr3" draw:text-style-name="P3" draw:layer="layout" svg:x1="15.053cm" svg:y1="4.956cm" svg:x2="15.053cm" svg:y2="5.826cm" draw:start-shape="id17" draw:start-glue-point="2" draw:end-shape="id21" draw:end-glue-point="0" svg:d="m15053 4956v870" svg:viewBox="0 0 1 871">
          <text:p/>
        </draw:connector>
        <draw:connector draw:style-name="gr3" draw:text-style-name="P3" draw:layer="layout" svg:x1="15.053cm" svg:y1="6.715cm" svg:x2="15.053cm" svg:y2="7.409cm" draw:start-shape="id21" draw:start-glue-point="2" draw:end-shape="id22" draw:end-glue-point="0" svg:d="m15053 6715v694" svg:viewBox="0 0 1 695">
          <text:p/>
        </draw:connector>
        <draw:connector draw:style-name="gr3" draw:text-style-name="P3" draw:layer="layout" svg:x1="15.053cm" svg:y1="8.298cm" svg:x2="15.053cm" svg:y2="9.079cm" draw:start-shape="id22" draw:start-glue-point="2" draw:end-shape="id23" draw:end-glue-point="0" svg:d="m15053 8298v781" svg:viewBox="0 0 1 782">
          <text:p/>
        </draw:connector>
        <draw:custom-shape draw:style-name="gr2" draw:text-style-name="P3" xml:id="id24" draw:id="id24" draw:layer="layout" svg:width="1.016cm" svg:height="0.889cm" svg:x="16.745cm" svg:y="5.368cm">
          <text:p text:style-name="P3">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5.561cm" svg:y1="4.511cm" svg:x2="17.253cm" svg:y2="5.368cm" draw:start-shape="id17" draw:start-glue-point="1" draw:end-shape="id24" draw:end-glue-point="0" svg:d="m15561 4511h1692v857" svg:viewBox="0 0 1693 858">
          <text:p/>
        </draw:connector>
        <draw:custom-shape draw:style-name="gr2" draw:text-style-name="P3" xml:id="id25" draw:id="id25" draw:layer="layout" svg:width="1.016cm" svg:height="0.889cm" svg:x="18.845cm" svg:y="5.369cm">
          <text:p text:style-name="P3">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5.561cm" svg:y1="4.511cm" svg:x2="19.353cm" svg:y2="5.369cm" draw:start-shape="id17" draw:start-glue-point="1" draw:end-shape="id25" draw:end-glue-point="0" svg:d="m15561 4511h3792v858" svg:viewBox="0 0 3793 859">
          <text:p/>
        </draw:connector>
        <draw:custom-shape draw:style-name="gr4" draw:text-style-name="P6" xml:id="id26" draw:id="id26" draw:layer="layout" svg:width="1.016cm" svg:height="0.889cm" svg:x="14.545cm" svg:y="10.748cm">
          <text:p text:style-name="P3"><text:span text:style-name="T3">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5.053cm" svg:y1="9.968cm" svg:x2="15.053cm" svg:y2="10.748cm" draw:start-shape="id23" draw:start-glue-point="2" draw:end-shape="id26" draw:end-glue-point="0" svg:d="m15053 9968v780" svg:viewBox="0 0 1 781">
          <text:p/>
        </draw:connector>
        <draw:connector draw:style-name="gr6" draw:text-style-name="P3" draw:layer="layout" svg:x1="19.353cm" svg:y1="6.258cm" svg:x2="15.561cm" svg:y2="11.192cm" draw:start-shape="id25" draw:start-glue-point="2" draw:end-shape="id26" draw:end-glue-point="1" svg:d="m19353 6258v4934h-3792" svg:viewBox="0 0 3793 4935">
          <text:p/>
        </draw:connector>
        <draw:custom-shape draw:style-name="gr2" draw:text-style-name="P3" xml:id="id27" draw:id="id27" draw:layer="layout" svg:width="1.016cm" svg:height="0.889cm" svg:x="12.245cm" svg:y="6.369cm">
          <text:p text:style-name="P3">S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7.902cm" svg:y1="4.511cm" svg:x2="12.753cm" svg:y2="6.369cm" draw:start-shape="id15" draw:start-glue-point="1" draw:end-shape="id27" draw:end-glue-point="0" svg:d="m7902 4511h4851v1858" svg:viewBox="0 0 4852 1859">
          <text:p/>
        </draw:connector>
        <draw:custom-shape draw:style-name="gr4" draw:text-style-name="P7" xml:id="id30" draw:id="id30" draw:layer="layout" svg:width="1.016cm" svg:height="0.889cm" svg:x="10.286cm" svg:y="8.127cm">
          <text:p text:style-name="P7"><text:span text:style-name="T4">C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9" draw:id="id29" draw:layer="layout" svg:width="1.016cm" svg:height="0.889cm" svg:x="5.086cm" svg:y="8.127cm">
          <text:p text:style-name="P7"><text:span text:style-name="T4">U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31" draw:id="id31" draw:layer="layout" svg:width="1.016cm" svg:height="0.889cm" svg:x="6.786cm" svg:y="8.127cm">
          <text:p text:style-name="P7"><text:span text:style-name="T4">UK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line-skew="-0.186cm" svg:x1="7.394cm" svg:y1="4.956cm" svg:x2="6.6cm" svg:y2="6.053cm" draw:start-shape="id15" draw:start-glue-point="2" draw:end-shape="id28" draw:end-glue-point="0" svg:d="m7394 4956v362h-794v735" svg:viewBox="0 0 795 1098">
          <text:p/>
        </draw:connector>
        <draw:connector draw:style-name="gr7" draw:text-style-name="P3" draw:layer="layout" draw:line-skew="-0.311cm" svg:x1="6.6cm" svg:y1="6.942cm" svg:x2="5.594cm" svg:y2="8.127cm" draw:start-shape="id28" draw:start-glue-point="2" draw:end-shape="id29" draw:end-glue-point="0" svg:d="m6600 6942v281h-1006v904" svg:viewBox="0 0 1007 1186">
          <text:p/>
        </draw:connector>
        <draw:connector draw:style-name="gr7" draw:text-style-name="P3" draw:layer="layout" draw:line-skew="-0.311cm" svg:x1="9.775cm" svg:y1="6.942cm" svg:x2="10.794cm" svg:y2="8.127cm" draw:start-shape="id20" draw:start-glue-point="2" draw:end-shape="id30" draw:end-glue-point="0" svg:d="m9775 6942v281h1019v904" svg:viewBox="0 0 1020 1186">
          <text:p/>
        </draw:connector>
        <draw:custom-shape draw:style-name="gr4" draw:text-style-name="P7" xml:id="id28" draw:id="id28" draw:layer="layout" svg:width="2.667cm" svg:height="0.889cm" svg:x="5.267cm" svg:y="6.053cm">
          <text:p text:style-name="P7"><text:span text:style-name="T4">e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311cm" svg:x1="6.6cm" svg:y1="6.942cm" svg:x2="7.294cm" svg:y2="8.127cm" draw:start-shape="id28" draw:start-glue-point="2" draw:end-shape="id31" draw:end-glue-point="0" svg:d="m6600 6942v281h694v904" svg:viewBox="0 0 695 1186">
          <text:p/>
        </draw:connector>
        <draw:custom-shape draw:style-name="gr4" draw:text-style-name="P7" xml:id="id20" draw:id="id20" draw:layer="layout" svg:width="2.667cm" svg:height="0.889cm" svg:x="8.442cm" svg:y="6.053cm">
          <text:p text:style-name="P7"><text:span text:style-name="T4">f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31cm" svg:x1="9.775cm" svg:y1="6.942cm" svg:x2="8.994cm" svg:y2="8.126cm" draw:start-shape="id20" draw:start-glue-point="2" draw:end-shape="id32" draw:end-glue-point="0" svg:d="m9775 6942v281h-781v903" svg:viewBox="0 0 782 1185">
          <text:p/>
        </draw:connector>
        <draw:custom-shape draw:style-name="gr2" draw:text-style-name="P3" xml:id="id35" draw:id="id35" draw:layer="layout" svg:width="1.016cm" svg:height="0.889cm" svg:x="8.486cm" svg:y="9.926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36" draw:id="id36" draw:layer="layout" svg:width="1.016cm" svg:height="0.889cm" svg:x="10.286cm" svg:y="9.92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33" draw:id="id33" draw:layer="layout" svg:width="1.016cm" svg:height="0.889cm" svg:x="5.086cm" svg:y="9.92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34" draw:id="id34" draw:layer="layout" svg:width="1.016cm" svg:height="0.889cm" svg:x="6.786cm" svg:y="9.927cm">
          <text:p text:style-name="P3">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594cm" svg:y1="9.016cm" svg:x2="5.594cm" svg:y2="9.927cm" draw:start-shape="id29" draw:start-glue-point="2" draw:end-shape="id33" draw:end-glue-point="0" svg:d="m5594 9016v911" svg:viewBox="0 0 1 912">
          <text:p/>
        </draw:connector>
        <draw:connector draw:style-name="gr3" draw:text-style-name="P3" draw:layer="layout" svg:x1="7.294cm" svg:y1="9.016cm" svg:x2="7.294cm" svg:y2="9.927cm" draw:start-shape="id31" draw:start-glue-point="2" draw:end-shape="id34" draw:end-glue-point="0" svg:d="m7294 9016v911" svg:viewBox="0 0 1 912">
          <text:p/>
        </draw:connector>
        <draw:connector draw:style-name="gr3" draw:text-style-name="P3" draw:layer="layout" svg:x1="8.994cm" svg:y1="9.015cm" svg:x2="8.994cm" svg:y2="9.926cm" draw:start-shape="id32" draw:start-glue-point="2" draw:end-shape="id35" draw:end-glue-point="0" svg:d="m8994 9015v911" svg:viewBox="0 0 1 912">
          <text:p/>
        </draw:connector>
        <draw:connector draw:style-name="gr3" draw:text-style-name="P3" draw:layer="layout" svg:x1="10.794cm" svg:y1="9.016cm" svg:x2="10.794cm" svg:y2="9.927cm" draw:start-shape="id30" draw:start-glue-point="2" draw:end-shape="id36" draw:end-glue-point="0" svg:d="m10794 9016v911" svg:viewBox="0 0 1 912">
          <text:p/>
        </draw:connector>
        <draw:custom-shape draw:style-name="gr2" draw:text-style-name="P3" xml:id="id37" draw:id="id37" draw:layer="layout" svg:width="1.016cm" svg:height="0.889cm" svg:x="5.086cm" svg:y="11.728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38" draw:id="id38" draw:layer="layout" svg:width="1.016cm" svg:height="0.889cm" svg:x="5.086cm" svg:y="13.428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429cm" svg:height="2.667cm" svg:x="16.367cm" svg:y="13.065cm">
          <text:p text:style-name="P4"><text:span text:style-name="T2">P – Page</text:span><text:span text:style-name="T2"><text:line-break/></text:span><text:span text:style-name="T2">B – Branch</text:span><text:span text:style-name="T2"><text:line-break/></text:span><text:span text:style-name="T2">R – Revision</text:span></text:p>
          <text:p text:style-name="P4"><text:span text:style-name="T2">D – Draft</text:span></text:p>
          <text:p text:style-name="P4"><text:span text:style-name="T2">S – Suggestio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594cm" svg:y1="10.816cm" svg:x2="5.594cm" svg:y2="11.728cm" draw:start-shape="id33" draw:start-glue-point="2" draw:end-shape="id37" draw:end-glue-point="0" svg:d="m5594 10816v912" svg:viewBox="0 0 1 913">
          <text:p/>
        </draw:connector>
        <draw:connector draw:style-name="gr3" draw:text-style-name="P3" draw:layer="layout" svg:x1="5.594cm" svg:y1="12.617cm" svg:x2="5.594cm" svg:y2="13.428cm" draw:start-shape="id37" draw:start-glue-point="2" draw:end-shape="id38" draw:end-glue-point="0" svg:d="m5594 12617v811" svg:viewBox="0 0 1 812">
          <text:p/>
        </draw:connector>
        <draw:custom-shape draw:style-name="gr2" draw:text-style-name="P3" xml:id="id39" draw:id="id39" draw:layer="layout" svg:width="1.016cm" svg:height="0.889cm" svg:x="6.786cm" svg:y="11.728cm">
          <text:p text:style-name="P3">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294cm" svg:y1="10.816cm" svg:x2="7.294cm" svg:y2="11.728cm" draw:start-shape="id34" draw:start-glue-point="2" draw:end-shape="id39" draw:end-glue-point="0" svg:d="m7294 10816v912" svg:viewBox="0 0 1 913">
          <text:p/>
        </draw:connector>
        <draw:custom-shape draw:style-name="gr2" draw:text-style-name="P3" xml:id="id40" draw:id="id40" draw:layer="layout" svg:width="1.016cm" svg:height="0.889cm" svg:x="8.486cm" svg:y="11.72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41" draw:id="id41" draw:layer="layout" svg:width="1.016cm" svg:height="0.889cm" svg:x="8.486cm" svg:y="13.42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42" draw:id="id42" draw:layer="layout" svg:width="1.016cm" svg:height="0.889cm" svg:x="8.486cm" svg:y="15.127cm">
          <text:p text:style-name="P3">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994cm" svg:y1="10.815cm" svg:x2="8.994cm" svg:y2="11.727cm" draw:start-shape="id35" draw:start-glue-point="2" draw:end-shape="id40" draw:end-glue-point="0" svg:d="m8994 10815v912" svg:viewBox="0 0 1 913">
          <text:p/>
        </draw:connector>
        <draw:connector draw:style-name="gr3" draw:text-style-name="P3" draw:layer="layout" svg:x1="8.994cm" svg:y1="12.616cm" svg:x2="8.994cm" svg:y2="13.427cm" draw:start-shape="id40" draw:start-glue-point="2" draw:end-shape="id41" draw:end-glue-point="0" svg:d="m8994 12616v811" svg:viewBox="0 0 1 812">
          <text:p/>
        </draw:connector>
        <draw:connector draw:style-name="gr3" draw:text-style-name="P3" draw:layer="layout" svg:x1="8.994cm" svg:y1="14.316cm" svg:x2="8.994cm" svg:y2="15.127cm" draw:start-shape="id41" draw:start-glue-point="2" draw:end-shape="id42" draw:end-glue-point="0" svg:d="m8994 14316v811" svg:viewBox="0 0 1 812">
          <text:p/>
        </draw:connector>
        <draw:connector draw:style-name="gr8" draw:text-style-name="P3" draw:layer="layout" svg:x1="12.753cm" svg:y1="7.258cm" svg:x2="9.502cm" svg:y2="13.871cm" draw:start-shape="id27" draw:start-glue-point="2" draw:end-shape="id41" draw:end-glue-point="1" svg:d="m12753 7258v6613h-3251" svg:viewBox="0 0 3252 6614">
          <text:p/>
        </draw:connector>
        <draw:custom-shape draw:style-name="gr2" draw:text-style-name="P3" xml:id="id43" draw:id="id43" draw:layer="layout" svg:width="1.016cm" svg:height="0.889cm" svg:x="3.186cm" svg:y="9.92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44" draw:id="id44" draw:layer="layout" svg:width="1.016cm" svg:height="0.889cm" svg:x="3.186cm" svg:y="11.728cm">
          <text:p text:style-name="P3">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1.211cm" svg:x1="6.6cm" svg:y1="6.942cm" svg:x2="3.694cm" svg:y2="9.927cm" draw:start-shape="id28" draw:start-glue-point="2" draw:end-shape="id43" draw:end-glue-point="0" svg:d="m6600 6942v281h-2906v2704" svg:viewBox="0 0 2907 2986">
          <text:p/>
        </draw:connector>
        <draw:connector draw:style-name="gr3" draw:text-style-name="P3" draw:layer="layout" svg:x1="3.694cm" svg:y1="10.816cm" svg:x2="3.694cm" svg:y2="11.728cm" draw:start-shape="id43" draw:start-glue-point="2" draw:end-shape="id44" draw:end-glue-point="0" svg:d="m3694 10816v912" svg:viewBox="0 0 1 913">
          <text:p/>
        </draw:connector>
      </draw:page>
      <draw:page draw:name="page3" draw:style-name="dp1" draw:master-page-name="Default">
        <draw:custom-shape draw:style-name="gr2" draw:text-style-name="P8" xml:id="id45" draw:id="id45" draw:layer="layout" svg:width="4.191cm" svg:height="1.651cm" svg:x="8.239cm" svg:y="13.376cm">
          <text:p text:style-name="P3"><text:span text:style-name="T2">Page is defined as</text:span><text:span text:style-name="T2"><text:line-break/></text:span><text:span text:style-name="T2">content.URI</text:span></text:p>
          <draw:enhanced-geometry svg:viewBox="0 0 21600 21600" draw:type="rectangle" draw:enhanced-path="M 0 0 L 21600 0 21600 21600 0 21600 0 0 Z N"/>
        </draw:custom-shape>
        <draw:frame draw:style-name="gr9" draw:layer="layout" svg:width="4.13cm" svg:height="0.962cm" svg:x="2.397cm" svg:y="13.63cm">
          <draw:text-box>
            <text:p>URI Request</text:p>
          </draw:text-box>
        </draw:frame>
        <draw:custom-shape draw:style-name="gr2" draw:text-style-name="P8" xml:id="id46" draw:id="id46" draw:layer="layout" svg:width="4.191cm" svg:height="1.651cm" svg:x="2.143cm" svg:y="16.34cm">
          <text:p text:style-name="P3"><text:span text:style-name="T2">Branch</text:span><text:span text:style-name="T2"><text:line-break/></text:span><text:span text:style-name="T2">data.URI#&lt;branch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8" xml:id="id47" draw:id="id47" draw:layer="layout" svg:width="9.652cm" svg:height="1.651cm" svg:x="9.255cm" svg:y="16.34cm">
          <text:p text:style-name="P3"><text:span text:style-name="T2">Revision</text:span><text:span text:style-name="T2"><text:line-break/></text:span><text:span text:style-name="T2">data.URI#&lt;locale&gt;/&lt;branch&gt;.&lt;revision&gt;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334cm" svg:y1="15.027cm" svg:x2="4.238cm" svg:y2="16.34cm" draw:start-shape="id45" draw:start-glue-point="2" draw:end-shape="id46" draw:end-glue-point="0" svg:d="m10334 15027v656h-6096v657" svg:viewBox="0 0 6097 1314">
          <text:p/>
        </draw:connector>
        <draw:connector draw:style-name="gr3" draw:text-style-name="P3" draw:layer="layout" svg:x1="10.334cm" svg:y1="15.027cm" svg:x2="14.081cm" svg:y2="16.34cm" draw:start-shape="id45" draw:start-glue-point="2" draw:end-shape="id47" svg:d="m10334 15027v656h3747v657" svg:viewBox="0 0 3748 1314">
          <text:p/>
        </draw:connector>
        <draw:line draw:style-name="gr10" draw:text-style-name="P3" draw:layer="layout" svg:x1="1cm" svg:y1="18.653cm" svg:x2="20.59cm" svg:y2="18.653cm">
          <text:p/>
        </draw:line>
        <draw:custom-shape draw:style-name="gr2" draw:text-style-name="P8" draw:layer="layout" svg:width="5.207cm" svg:height="1.651cm" svg:x="1.889cm" svg:y="20.796cm">
          <text:p text:style-name="P3"><text:span text:style-name="T2">content.URI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5.207cm" svg:height="1.651cm" svg:x="1.889cm" svg:y="23.02cm">
          <text:p text:style-name="P3"><text:span text:style-name="T2">data.URI#0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5.207cm" svg:height="1.651cm" svg:x="1.889cm" svg:y="25.241cm">
          <text:p text:style-name="P3"><text:span text:style-name="T2">data.URI#en_US/0.0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6.35cm" svg:height="1.199cm" svg:x="1.889cm" svg:y="19.034cm">
          <draw:text-box>
            <text:p><text:span text:style-name="T2">With current locale en_US, branch 0, and revision 0</text:span></text:p>
          </draw:text-box>
        </draw:frame>
        <draw:custom-shape draw:style-name="gr2" draw:text-style-name="P8" draw:layer="layout" svg:width="5.207cm" svg:height="1.651cm" svg:x="10.889cm" svg:y="20.796cm">
          <text:p text:style-name="P3"><text:span text:style-name="T2">content.URI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5.207cm" svg:height="1.651cm" svg:x="10.889cm" svg:y="23.02cm">
          <text:p text:style-name="P3"><text:span text:style-name="T2">data.URI#3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5.207cm" svg:height="1.651cm" svg:x="10.889cm" svg:y="25.241cm">
          <text:p text:style-name="P3"><text:span text:style-name="T2">data.URI#fr_CA/3.15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6.35cm" svg:height="1.199cm" svg:x="10.889cm" svg:y="19.034cm">
          <draw:text-box>
            <text:p><text:span text:style-name="T2">With current locale fr_CA, branch 3, and revision 15</text:span></text:p>
          </draw:text-box>
        </draw:frame>
      </draw:page>
      <draw:page draw:name="page4" draw:style-name="dp1" draw:master-page-name="Default">
        <draw:custom-shape draw:style-name="gr2" draw:text-style-name="P3" draw:layer="layout" svg:width="5.461cm" svg:height="2.54cm" svg:x="3.159cm" svg:y="3.159cm">
          <text:p text:style-name="P3">domain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61cm" svg:height="2.54cm" svg:x="3.159cm" svg:y="6.334cm">
          <text:p text:style-name="P3">websites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9.59cm" svg:height="1.119cm" svg:x="1cm" svg:y="1.435cm">
          <draw:text-box>
            <text:p><text:span text:style-name="T5">Canonicalization</text:span></text:p>
          </draw:text-box>
        </draw:frame>
        <draw:custom-shape draw:style-name="gr2" draw:text-style-name="P3" draw:layer="layout" svg:width="5.461cm" svg:height="2.54cm" svg:x="3.032cm" svg:y="13.617cm">
          <text:p text:style-name="P3">content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cm" svg:y1="11.836cm" svg:x2="20.59cm" svg:y2="11.836cm">
          <text:p/>
        </draw:line>
        <draw:line draw:style-name="gr10" draw:text-style-name="P3" draw:layer="layout" svg:x1="1cm" svg:y1="1.254cm" svg:x2="20.59cm" svg:y2="1.254cm">
          <text:p/>
        </draw:line>
        <draw:frame draw:style-name="gr12" draw:layer="layout" svg:width="9.906cm" svg:height="1.774cm" svg:x="10.144cm" svg:y="3.544cm">
          <draw:text-box>
            <text:p>generate domain_key</text:p>
          </draw:text-box>
        </draw:frame>
        <draw:frame draw:style-name="gr12" draw:layer="layout" svg:width="9.906cm" svg:height="1.774cm" svg:x="10.144cm" svg:y="6.588cm">
          <draw:text-box>
            <text:p>generate websites_key</text:p>
          </draw:text-box>
        </draw:frame>
        <draw:frame draw:style-name="gr12" draw:layer="layout" svg:width="9.906cm" svg:height="3.095cm" svg:x="10.144cm" svg:y="14.002cm">
          <draw:text-box>
            <text:p>generate output (current version)</text:p>
            <text:p/>
            <text:p>generate data_key<text:line-break/>(i.e. site_key + branch.revision)</text:p>
          </draw:text-box>
        </draw:frame>
        <draw:frame draw:style-name="gr12" draw:layer="layout" svg:width="9.906cm" svg:height="1.774cm" svg:x="10.144cm" svg:y="9.386cm">
          <draw:text-box>
            <text:p>generate site_key</text:p>
            <text:p>(this is the row key in content)</text:p>
          </draw:text-box>
        </draw:frame>
        <draw:frame draw:style-name="gr11" draw:text-style-name="P10" draw:layer="layout" svg:width="19.59cm" svg:height="1.119cm" svg:x="1cm" svg:y="11.936cm">
          <draw:text-box>
            <text:p><text:span text:style-name="T5">Content</text:span></text:p>
          </draw:text-box>
        </draw:frame>
        <draw:custom-shape draw:style-name="gr2" draw:text-style-name="P3" draw:layer="layout" svg:width="5.461cm" svg:height="2.54cm" svg:x="3.033cm" svg:y="17.117cm">
          <text:p text:style-name="P3">data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4.064cm" svg:height="1.139cm" svg:x="6.142cm" svg:y="17.129cm">
          <draw:text-box>
            <text:p><text:span text:style-name="T6">New table</text:span></text:p>
          </draw:text-box>
        </draw:frame>
        <draw:frame draw:style-name="gr12" draw:layer="layout" svg:width="10.446cm" svg:height="1.774cm" svg:x="10.144cm" svg:y="17.302cm">
          <draw:text-box>
            <text:p>generate output (proposed version)</text:p>
          </draw:text-box>
        </draw:frame>
        <draw:line draw:style-name="gr10" draw:text-style-name="P3" draw:layer="layout" svg:x1="1cm" svg:y1="20.236cm" svg:x2="20.59cm" svg:y2="20.236cm">
          <text:p/>
        </draw:line>
        <draw:frame draw:style-name="gr11" draw:text-style-name="P10" draw:layer="layout" svg:width="19.59cm" svg:height="1.119cm" svg:x="1cm" svg:y="20.437cm">
          <draw:text-box>
            <text:p><text:span text:style-name="T5">Keys</text:span></text:p>
          </draw:text-box>
        </draw:frame>
        <draw:frame draw:style-name="gr14" draw:layer="layout" svg:width="17.018cm" svg:height="5.228cm" svg:x="1.508cm" svg:y="21.574cm">
          <draw:text-box>
            <text:p>For example, the key in content could be:<text:line-break/>http://www.example.com/pricavy </text:p>
            <text:p/>
            <text:p>Then the key in the data table would add the branch and revision information and become:<text:line-break/>http://www.example.com/privacy#&lt;branch&gt;<text:line-break/>http://www.example.com/privacy#&lt;branch&gt;.&lt;revision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4-01-14T17:42:16</meta:creation-date>
    <dc:date>2014-01-22T21:40:12</dc:date>
    <dc:creator>Alexis Wilke</dc:creator>
    <meta:editing-duration>PT33M27S</meta:editing-duration>
    <meta:editing-cycles>5</meta:editing-cycles>
    <meta:generator>LibreOffice/4.0.2.2$Linux_X86_64 LibreOffice_project/400m0$Build-2</meta:generator>
    <meta:document-statistic meta:object-count="127"/>
  </office:meta>
</office:document-meta>
</file>